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roman"/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fo:language="ca" fo:country="ES" officeooo:rsid="00060d67" officeooo:paragraph-rsid="00060d67" style:font-size-asian="10.5pt"/>
    </style:style>
    <style:style style:name="P2" style:family="paragraph" style:parent-style-name="Standard">
      <style:text-properties fo:language="ca" fo:country="ES" style:text-underline-style="solid" style:text-underline-width="auto" style:text-underline-color="font-color" fo:font-weight="bold" officeooo:rsid="00060d67" officeooo:paragraph-rsid="00060d67" style:font-size-asian="10.5pt" style:font-weight-asian="bold" style:font-weight-complex="bold"/>
    </style:style>
    <style:style style:name="P3" style:family="paragraph" style:parent-style-name="Standard">
      <style:text-properties fo:language="ca" fo:country="ES" style:text-underline-style="solid" style:text-underline-width="auto" style:text-underline-color="font-color" fo:font-weight="bold" officeooo:rsid="00065283" officeooo:paragraph-rsid="00065283" style:font-size-asian="10.5pt" style:font-weight-asian="bold" style:font-weight-complex="bold"/>
    </style:style>
    <style:style style:name="P4" style:family="paragraph" style:parent-style-name="Standard">
      <style:text-properties fo:language="ca" fo:country="ES" style:text-underline-style="solid" style:text-underline-width="auto" style:text-underline-color="font-color" fo:font-weight="bold" officeooo:rsid="0007eac6" officeooo:paragraph-rsid="0007eac6" style:font-size-asian="10.5pt" style:font-weight-asian="bold" style:font-weight-complex="bold"/>
    </style:style>
    <style:style style:name="P5" style:family="paragraph" style:parent-style-name="Standard">
      <style:text-properties fo:language="ca" fo:country="ES" style:text-underline-style="solid" style:text-underline-width="auto" style:text-underline-color="font-color" fo:font-weight="bold" officeooo:rsid="00093891" officeooo:paragraph-rsid="00093891" style:font-size-asian="10.5pt" style:font-weight-asian="bold" style:font-weight-complex="bold"/>
    </style:style>
    <style:style style:name="P6" style:family="paragraph" style:parent-style-name="Standard">
      <style:text-properties fo:language="ca" fo:country="ES" style:text-underline-style="solid" style:text-underline-width="auto" style:text-underline-color="font-color" fo:font-weight="bold" officeooo:rsid="00093891" officeooo:paragraph-rsid="00106fb6" style:font-size-asian="10.5pt" style:font-weight-asian="bold" style:font-weight-complex="bold"/>
    </style:style>
    <style:style style:name="P7" style:family="paragraph" style:parent-style-name="Standard">
      <style:text-properties fo:language="ca" fo:country="ES" style:text-underline-style="solid" style:text-underline-width="auto" style:text-underline-color="font-color" fo:font-weight="bold" officeooo:rsid="000969c8" officeooo:paragraph-rsid="000969c8" style:font-size-asian="10.5pt" style:font-weight-asian="bold" style:font-weight-complex="bold"/>
    </style:style>
    <style:style style:name="P8" style:family="paragraph" style:parent-style-name="Standard">
      <style:text-properties fo:language="ca" fo:country="ES" style:text-underline-style="solid" style:text-underline-width="auto" style:text-underline-color="font-color" fo:font-weight="bold" officeooo:rsid="000b409d" officeooo:paragraph-rsid="000b409d" style:font-size-asian="10.5pt" style:font-weight-asian="bold" style:font-weight-complex="bold"/>
    </style:style>
    <style:style style:name="P9" style:family="paragraph" style:parent-style-name="Standard">
      <style:text-properties fo:language="ca" fo:country="ES" style:text-underline-style="solid" style:text-underline-width="auto" style:text-underline-color="font-color" fo:font-weight="bold" officeooo:rsid="000eef96" officeooo:paragraph-rsid="000eef96" style:font-size-asian="10.5pt" style:font-weight-asian="bold" style:font-weight-complex="bold"/>
    </style:style>
    <style:style style:name="P10" style:family="paragraph" style:parent-style-name="Standard">
      <style:text-properties fo:language="ca" fo:country="ES" style:text-underline-style="solid" style:text-underline-width="auto" style:text-underline-color="font-color" fo:font-weight="bold" officeooo:rsid="00106fb6" officeooo:paragraph-rsid="00106fb6" style:font-size-asian="10.5pt" style:font-weight-asian="bold" style:font-weight-complex="bold"/>
    </style:style>
    <style:style style:name="P11" style:family="paragraph" style:parent-style-name="Standard">
      <style:text-properties fo:language="ca" fo:country="ES" style:text-underline-style="solid" style:text-underline-width="auto" style:text-underline-color="font-color" fo:font-weight="normal" officeooo:rsid="00065283" officeooo:paragraph-rsid="00065283" style:font-size-asian="10.5pt" style:font-weight-asian="normal" style:font-weight-complex="normal"/>
    </style:style>
    <style:style style:name="P12" style:family="paragraph" style:parent-style-name="Standard">
      <style:text-properties fo:language="ca" fo:country="ES" style:text-underline-style="none" fo:font-weight="normal" officeooo:rsid="000b409d" officeooo:paragraph-rsid="000b409d" style:font-size-asian="10.5pt" style:font-weight-asian="normal" style:font-weight-complex="normal"/>
    </style:style>
    <style:style style:name="P13" style:family="paragraph" style:parent-style-name="Standard">
      <style:text-properties fo:language="ca" fo:country="ES" style:text-underline-style="none" fo:font-weight="normal" officeooo:rsid="000b409d" officeooo:paragraph-rsid="000c21e4" style:font-size-asian="10.5pt" style:font-weight-asian="normal" style:font-weight-complex="normal"/>
    </style:style>
    <style:style style:name="P14" style:family="paragraph" style:parent-style-name="Standard">
      <style:text-properties fo:language="ca" fo:country="ES" style:text-underline-style="none" fo:font-weight="normal" officeooo:rsid="000c3218" officeooo:paragraph-rsid="000c3218" style:font-size-asian="10.5pt" style:font-weight-asian="normal" style:font-weight-complex="normal"/>
    </style:style>
    <style:style style:name="P15" style:family="paragraph" style:parent-style-name="Standard">
      <style:text-properties fo:language="ca" fo:country="ES" style:text-underline-style="none" fo:font-weight="normal" officeooo:rsid="000d6cf1" officeooo:paragraph-rsid="000d6cf1" style:font-size-asian="10.5pt" style:font-weight-asian="normal" style:font-weight-complex="normal"/>
    </style:style>
    <style:style style:name="P16" style:family="paragraph" style:parent-style-name="Standard">
      <style:text-properties fo:language="ca" fo:country="ES" style:text-underline-style="none" fo:font-weight="normal" officeooo:rsid="000969c8" officeooo:paragraph-rsid="000969c8" style:font-size-asian="10.5pt" style:font-weight-asian="normal" style:font-weight-complex="normal"/>
    </style:style>
    <style:style style:name="P17" style:family="paragraph" style:parent-style-name="Standard">
      <style:text-properties fo:language="ca" fo:country="ES" style:text-underline-style="none" fo:font-weight="normal" officeooo:rsid="00093891" officeooo:paragraph-rsid="00093891" style:font-size-asian="10.5pt" style:font-weight-asian="normal" style:font-weight-complex="normal"/>
    </style:style>
    <style:style style:name="P18" style:family="paragraph" style:parent-style-name="Standard">
      <style:text-properties fo:language="ca" fo:country="ES" style:text-underline-style="none" fo:font-weight="normal" officeooo:rsid="00093891" officeooo:paragraph-rsid="00106fb6" style:font-size-asian="10.5pt" style:font-weight-asian="normal" style:font-weight-complex="normal"/>
    </style:style>
    <style:style style:name="P19" style:family="paragraph" style:parent-style-name="Standard">
      <style:text-properties fo:language="ca" fo:country="ES" style:text-underline-style="none" fo:font-weight="normal" officeooo:rsid="000eef96" officeooo:paragraph-rsid="000eef96" style:font-size-asian="10.5pt" style:font-weight-asian="normal" style:font-weight-complex="normal"/>
    </style:style>
    <style:style style:name="P20" style:family="paragraph" style:parent-style-name="Standard">
      <style:text-properties fo:language="ca" fo:country="ES" style:text-underline-style="none" fo:font-weight="normal" officeooo:rsid="000eef96" officeooo:paragraph-rsid="000f1eac" style:font-size-asian="10.5pt" style:font-weight-asian="normal" style:font-weight-complex="normal"/>
    </style:style>
    <style:style style:name="P21" style:family="paragraph" style:parent-style-name="Standard">
      <style:text-properties fo:language="ca" fo:country="ES" style:text-underline-style="none" fo:font-weight="normal" officeooo:rsid="00065283" officeooo:paragraph-rsid="00065283" style:font-size-asian="10.5pt" style:font-weight-asian="normal" style:font-weight-complex="normal"/>
    </style:style>
    <style:style style:name="P22" style:family="paragraph" style:parent-style-name="Standard">
      <style:text-properties fo:language="ca" fo:country="ES" style:text-underline-style="none" fo:font-weight="normal" officeooo:rsid="0007eac6" officeooo:paragraph-rsid="0007eac6" style:font-size-asian="10.5pt" style:font-weight-asian="normal" style:font-weight-complex="normal"/>
    </style:style>
    <style:style style:name="P23" style:family="paragraph" style:parent-style-name="Standard">
      <style:text-properties fo:language="ca" fo:country="ES" style:text-underline-style="none" fo:font-weight="normal" officeooo:rsid="00106fb6" officeooo:paragraph-rsid="00106fb6" style:font-size-asian="10.5pt" style:font-weight-asian="normal" style:font-weight-complex="normal"/>
    </style:style>
    <style:style style:name="P24" style:family="paragraph" style:parent-style-name="Standard">
      <style:text-properties fo:language="ca" fo:country="ES" style:text-underline-style="none" fo:font-weight="bold" officeooo:rsid="00065283" officeooo:paragraph-rsid="00065283" style:font-size-asian="10.5pt" style:font-weight-asian="bold" style:font-weight-complex="bold"/>
    </style:style>
    <style:style style:name="P25" style:family="paragraph" style:parent-style-name="Standard">
      <style:text-properties fo:language="ca" fo:country="ES" style:text-underline-style="none" fo:font-weight="bold" officeooo:rsid="00093891" officeooo:paragraph-rsid="0014455d" style:font-size-asian="10.5pt" style:font-weight-asian="bold" style:font-weight-complex="bold"/>
    </style:style>
    <style:style style:name="P26" style:family="paragraph" style:parent-style-name="Standard">
      <style:text-properties style:font-name="Liberation Serif" fo:language="ca" fo:country="ES" style:text-underline-style="none" fo:font-weight="normal" officeooo:rsid="00093891" officeooo:paragraph-rsid="00106fb6" style:font-size-asian="10.5pt" style:font-weight-asian="normal" style:font-weight-complex="normal"/>
    </style:style>
    <style:style style:name="P27" style:family="paragraph" style:parent-style-name="Standard">
      <style:text-properties style:font-name="Liberation Serif" fo:language="ca" fo:country="ES" style:text-underline-style="none" fo:font-weight="normal" officeooo:rsid="0014455d" officeooo:paragraph-rsid="0014455d" style:font-size-asian="10.5pt" style:font-weight-asian="normal" style:font-weight-complex="normal"/>
    </style:style>
    <style:style style:name="P28" style:family="paragraph" style:parent-style-name="Standard">
      <style:text-properties style:font-name="Liberation Serif" fo:language="ca" fo:country="ES" style:text-underline-style="none" fo:font-weight="normal" officeooo:rsid="00196729" officeooo:paragraph-rsid="00196729" style:font-size-asian="10.5pt" style:font-weight-asian="normal" style:font-weight-complex="normal"/>
    </style:style>
    <style:style style:name="P29" style:family="paragraph" style:parent-style-name="Standard">
      <style:text-properties style:font-name="Liberation Serif" fo:language="ca" fo:country="ES" style:text-underline-style="none" fo:font-weight="bold" officeooo:rsid="0014455d" officeooo:paragraph-rsid="0014455d" style:font-size-asian="10.5pt" style:font-weight-asian="bold" style:font-weight-complex="bold"/>
    </style:style>
    <style:style style:name="P30" style:family="paragraph" style:parent-style-name="Standard">
      <style:text-properties style:font-name="Liberation Serif" fo:font-size="12pt" fo:language="ca" fo:country="ES" style:text-underline-style="none" fo:font-weight="normal" officeooo:rsid="00093891" officeooo:paragraph-rsid="00106fb6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language="ca" fo:country="ES" style:text-underline-style="none" fo:font-weight="normal" officeooo:rsid="00183f51" officeooo:paragraph-rsid="00183f51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language="ca" fo:country="ES" style:text-underline-style="solid" style:text-underline-width="auto" style:text-underline-color="font-color" fo:font-weight="bold" officeooo:rsid="00183f51" officeooo:paragraph-rsid="00183f51" style:font-size-asian="12pt" style:font-weight-asian="bold" style:font-size-complex="12pt" style:font-weight-complex="bold"/>
    </style:style>
    <style:style style:name="P33" style:family="paragraph" style:parent-style-name="Text_20_body">
      <style:text-properties fo:language="ca" fo:country="ES" style:text-underline-style="none" fo:font-weight="normal" officeooo:rsid="00093891" officeooo:paragraph-rsid="00106fb6" style:font-size-asian="10.5pt" style:font-weight-asian="normal" style:font-weight-complex="normal"/>
    </style:style>
    <style:style style:name="P34" style:family="paragraph" style:parent-style-name="Text_20_body">
      <style:paragraph-properties fo:margin-left="0cm" fo:margin-right="0cm" fo:line-height="100%" fo:orphans="2" fo:widows="2" fo:text-indent="0cm" style:auto-text-indent="false"/>
    </style:style>
    <style:style style:name="P35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162362" officeooo:paragraph-rsid="00162362" style:font-size-asian="12pt" style:font-size-complex="12pt"/>
    </style:style>
    <style:style style:name="P36" style:family="paragraph" style:parent-style-name="Standard">
      <style:text-properties style:font-name="Liberation Serif" fo:language="ca" fo:country="ES" style:text-underline-style="none" fo:font-weight="normal" officeooo:rsid="00093891" officeooo:paragraph-rsid="00106fb6" style:font-size-asian="10.5pt" style:font-weight-asian="normal" style:font-weight-complex="normal"/>
    </style:style>
    <style:style style:name="P37" style:family="paragraph" style:parent-style-name="Standard">
      <style:text-properties style:font-name="Liberation Serif" fo:language="ca" fo:country="ES" style:text-underline-style="none" fo:font-weight="normal" officeooo:rsid="001a8676" officeooo:paragraph-rsid="001a8676" style:font-size-asian="10.5pt" style:font-weight-asian="normal" style:font-weight-complex="normal"/>
    </style:style>
    <style:style style:name="P38" style:family="paragraph" style:parent-style-name="Standard">
      <style:text-properties style:font-name="Liberation Serif" fo:language="ca" fo:country="ES" style:text-underline-style="none" fo:font-weight="normal" officeooo:rsid="001c01c3" officeooo:paragraph-rsid="001c01c3" style:font-size-asian="10.5pt" style:font-weight-asian="normal" style:font-weight-complex="normal"/>
    </style:style>
    <style:style style:name="P39" style:family="paragraph" style:parent-style-name="Standard">
      <style:text-properties style:font-name="Liberation Serif" fo:language="ca" fo:country="ES" style:text-underline-style="none" fo:font-weight="normal" officeooo:rsid="001f3a36" officeooo:paragraph-rsid="001f3a36" style:font-size-asian="10.5pt" style:font-weight-asian="normal" style:font-weight-complex="normal"/>
    </style:style>
    <style:style style:name="P40" style:family="paragraph" style:parent-style-name="Standard" style:list-style-name="L3">
      <style:text-properties style:font-name="Liberation Serif" fo:language="ca" fo:country="ES" style:text-underline-style="none" fo:font-weight="normal" officeooo:rsid="001f3a36" officeooo:paragraph-rsid="001f3a36" style:font-size-asian="10.5pt" style:font-weight-asian="normal" style:font-weight-complex="normal"/>
    </style:style>
    <style:style style:name="P41" style:family="paragraph" style:parent-style-name="Standard" style:list-style-name="L3">
      <style:text-properties style:font-name="Liberation Serif" fo:language="ca" fo:country="ES" style:text-underline-style="none" fo:font-weight="normal" officeooo:rsid="00221f2f" officeooo:paragraph-rsid="00221f2f" style:font-size-asian="10.5pt" style:font-weight-asian="normal" style:font-weight-complex="normal"/>
    </style:style>
    <style:style style:name="P42" style:family="paragraph" style:parent-style-name="Standard">
      <style:text-properties style:font-name="Liberation Serif" fo:language="ca" fo:country="ES" style:text-underline-style="none" fo:font-weight="normal" officeooo:rsid="00221f2f" officeooo:paragraph-rsid="00221f2f" style:font-size-asian="10.5pt" style:font-weight-asian="normal" style:font-weight-complex="normal"/>
    </style:style>
    <style:style style:name="P43" style:family="paragraph" style:parent-style-name="Standard">
      <style:text-properties style:font-name="Liberation Serif" fo:language="ca" fo:country="ES" style:text-underline-style="none" fo:font-weight="normal" officeooo:rsid="0024d0cc" officeooo:paragraph-rsid="0024d0cc" style:font-size-asian="10.5pt" style:font-weight-asian="normal" style:font-weight-complex="normal"/>
    </style:style>
    <style:style style:name="P44" style:family="paragraph" style:parent-style-name="Standard">
      <style:text-properties style:font-name="Liberation Serif" fo:language="ca" fo:country="ES" style:text-underline-style="none" fo:font-weight="normal" officeooo:rsid="00261937" officeooo:paragraph-rsid="00261937" style:font-size-asian="10.5pt" style:font-weight-asian="normal" style:font-weight-complex="normal"/>
    </style:style>
    <style:style style:name="P45" style:family="paragraph" style:parent-style-name="Standard">
      <style:text-properties style:font-name="Liberation Serif" fo:language="ca" fo:country="ES" style:text-underline-style="none" fo:font-weight="normal" officeooo:rsid="00271070" officeooo:paragraph-rsid="00271070" style:font-size-asian="10.5pt" style:font-weight-asian="normal" style:font-weight-complex="normal"/>
    </style:style>
    <style:style style:name="P46" style:family="paragraph" style:parent-style-name="Standard" style:list-style-name="L4">
      <style:text-properties style:font-name="Liberation Serif" fo:language="ca" fo:country="ES" style:text-underline-style="none" fo:font-weight="normal" officeooo:rsid="00271070" officeooo:paragraph-rsid="00271070" style:font-size-asian="10.5pt" style:font-weight-asian="normal" style:font-weight-complex="normal"/>
    </style:style>
    <style:style style:name="P47" style:family="paragraph" style:parent-style-name="Standard">
      <style:text-properties style:font-name="Liberation Serif" fo:language="ca" fo:country="ES" style:text-underline-style="none" fo:font-weight="normal" officeooo:rsid="00300bd7" officeooo:paragraph-rsid="00300bd7" style:font-size-asian="10.5pt" style:font-weight-asian="normal" style:font-weight-complex="normal"/>
    </style:style>
    <style:style style:name="P48" style:family="paragraph" style:parent-style-name="Standard">
      <style:text-properties style:font-name="Liberation Serif" fo:language="ca" fo:country="ES" style:text-underline-style="none" fo:font-weight="normal" officeooo:rsid="0038d011" officeooo:paragraph-rsid="0038d011" style:font-size-asian="10.5pt" style:font-weight-asian="normal" style:font-weight-complex="normal"/>
    </style:style>
    <style:style style:name="P49" style:family="paragraph" style:parent-style-name="Standard">
      <style:text-properties style:font-name="Liberation Serif" fo:language="ca" fo:country="ES" style:text-underline-style="none" fo:font-weight="normal" officeooo:rsid="003a6b0a" officeooo:paragraph-rsid="003a6b0a" style:font-size-asian="10.5pt" style:font-weight-asian="normal" style:font-weight-complex="normal"/>
    </style:style>
    <style:style style:name="P50" style:family="paragraph" style:parent-style-name="Standard">
      <style:text-properties style:font-name="Liberation Serif" fo:language="ca" fo:country="ES" style:text-underline-style="none" fo:font-weight="bold" officeooo:rsid="00093891" officeooo:paragraph-rsid="001a8676" style:font-size-asian="10.5pt" style:font-weight-asian="bold" style:font-weight-complex="bold"/>
    </style:style>
    <style:style style:name="P51" style:family="paragraph" style:parent-style-name="Standard">
      <style:text-properties officeooo:paragraph-rsid="001e390a"/>
    </style:style>
    <style:style style:name="P52" style:family="paragraph" style:parent-style-name="Standard" style:list-style-name="L2">
      <style:text-properties officeooo:paragraph-rsid="001e390a"/>
    </style:style>
    <style:style style:name="P53" style:family="paragraph" style:parent-style-name="Standard" style:list-style-name="L5">
      <style:text-properties officeooo:paragraph-rsid="003a6b0a"/>
    </style:style>
    <style:style style:name="P54" style:family="paragraph" style:parent-style-name="Standard" style:list-style-name="L5">
      <style:text-properties officeooo:rsid="003c5c7f" officeooo:paragraph-rsid="003c5c7f"/>
    </style:style>
    <style:style style:name="P55" style:family="paragraph" style:parent-style-name="Standard">
      <style:text-properties officeooo:rsid="003c5c7f" officeooo:paragraph-rsid="003c5c7f"/>
    </style:style>
    <style:style style:name="P56" style:family="paragraph" style:parent-style-name="Standard">
      <style:text-properties officeooo:rsid="003f824b" officeooo:paragraph-rsid="003f824b"/>
    </style:style>
    <style:style style:name="P57" style:family="paragraph" style:parent-style-name="Standard" style:list-style-name="L6">
      <style:text-properties officeooo:rsid="003f824b" officeooo:paragraph-rsid="003f824b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7eac6" style:font-weight-asian="normal" style:font-weight-complex="normal"/>
    </style:style>
    <style:style style:name="T4" style:family="text">
      <style:text-properties style:text-underline-style="none" fo:font-weight="normal" officeooo:rsid="000b409d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0c21e4"/>
    </style:style>
    <style:style style:name="T7" style:family="text">
      <style:text-properties officeooo:rsid="000e6abe"/>
    </style:style>
    <style:style style:name="T8" style:family="text">
      <style:text-properties officeooo:rsid="000f1eac"/>
    </style:style>
    <style:style style:name="T9" style:family="text">
      <style:text-properties fo:font-variant="normal" fo:text-transform="none" fo:color="#252525" style:font-name="Liberation Serif" fo:font-size="12pt" fo:letter-spacing="normal" fo:font-style="normal" fo:font-weight="bold" style:font-size-asian="12pt" style:font-size-complex="12pt"/>
    </style:style>
    <style:style style:name="T10" style:family="text">
      <style:text-properties fo:font-variant="normal" fo:text-transform="none" fo:color="#252525" style:font-name="Liberation Serif" fo:font-size="12pt" fo:letter-spacing="normal" fo:font-style="normal" style:font-size-asian="12pt" style:font-size-complex="12pt"/>
    </style:style>
    <style:style style:name="T11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252525" style:font-name="Liberation Serif" fo:font-size="12pt" fo:letter-spacing="normal" fo:font-style="italic" fo:font-weight="normal" style:font-size-asian="12pt" style:font-size-complex="12pt"/>
    </style:style>
    <style:style style:name="T13" style:family="text">
      <style:text-properties fo:font-variant="normal" fo:text-transform="none" fo:color="#252525" style:text-line-through-style="none" style:text-line-through-type="none" style:font-name="Liberation Serif" fo:font-size="12pt" fo:letter-spacing="normal" fo:font-style="normal" style:text-blinking="false" style:font-size-asian="12pt" style:font-size-complex="12pt"/>
    </style:style>
    <style:style style:name="T14" style:family="text">
      <style:text-properties fo:font-variant="normal" fo:text-transform="none" fo:color="#0b0080" style:text-line-through-style="none" style:text-line-through-type="none" style:font-name="Liberation Serif" fo:font-size="12pt" fo:letter-spacing="normal" fo:font-style="normal" style:text-blinking="false" style:font-size-asian="12pt" style:font-size-complex="12pt"/>
    </style:style>
    <style:style style:name="T15" style:family="text">
      <style:text-properties fo:font-variant="normal" fo:text-transform="none" fo:color="#0b008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16" style:family="text">
      <style:text-properties officeooo:rsid="0016e84b"/>
    </style:style>
    <style:style style:name="T17" style:family="text">
      <style:text-properties style:font-name="Liberation Serif" fo:language="ca" fo:country="ES" style:text-underline-style="none" fo:font-weight="normal" style:font-size-asian="10.5pt" style:font-weight-asian="normal" style:font-weight-complex="normal"/>
    </style:style>
    <style:style style:name="T18" style:family="text">
      <style:text-properties style:font-name="Liberation Serif" fo:language="ca" fo:country="ES" style:text-underline-style="none" fo:font-weight="normal" officeooo:rsid="001c5f88" style:font-size-asian="10.5pt" style:font-weight-asian="normal" style:font-weight-complex="normal"/>
    </style:style>
    <style:style style:name="T19" style:family="text">
      <style:text-properties style:font-name="Liberation Serif" fo:language="ca" fo:country="ES" style:text-underline-style="none" fo:font-weight="normal" officeooo:rsid="001c01c3" style:font-size-asian="10.5pt" style:font-weight-asian="normal" style:font-weight-complex="normal"/>
    </style:style>
    <style:style style:name="T20" style:family="text">
      <style:text-properties style:font-name="Liberation Serif" fo:language="ca" fo:country="ES" style:text-underline-style="none" fo:font-weight="normal" officeooo:rsid="001e390a" style:font-size-asian="10.5pt" style:font-weight-asian="normal" style:font-weight-complex="normal"/>
    </style:style>
    <style:style style:name="T21" style:family="text">
      <style:text-properties style:font-name="Liberation Serif" fo:language="ca" fo:country="ES" style:text-underline-style="none" fo:font-weight="normal" officeooo:rsid="001f52a5" style:font-size-asian="10.5pt" style:font-weight-asian="normal" style:font-weight-complex="normal"/>
    </style:style>
    <style:style style:name="T22" style:family="text">
      <style:text-properties style:font-name="Liberation Serif" fo:language="ca" fo:country="ES" style:text-underline-style="none" fo:font-weight="normal" officeooo:rsid="003a6b0a" style:font-size-asian="10.5pt" style:font-weight-asian="normal" style:font-weight-complex="normal"/>
    </style:style>
    <style:style style:name="T23" style:family="text">
      <style:text-properties style:font-name="Liberation Serif" fo:language="ca" fo:country="ES" style:text-underline-style="none" fo:font-weight="normal" officeooo:rsid="003de163" style:font-size-asian="10.5pt" style:font-weight-asian="normal" style:font-weight-complex="normal"/>
    </style:style>
    <style:style style:name="T24" style:family="text">
      <style:text-properties officeooo:rsid="001f52a5"/>
    </style:style>
    <style:style style:name="T25" style:family="text">
      <style:text-properties officeooo:rsid="00214d6c"/>
    </style:style>
    <style:style style:name="T26" style:family="text">
      <style:text-properties officeooo:rsid="0023d42e"/>
    </style:style>
    <style:style style:name="T27" style:family="text">
      <style:text-properties officeooo:rsid="0027865f"/>
    </style:style>
    <style:style style:name="T28" style:family="text">
      <style:text-properties fo:font-style="italic" officeooo:rsid="0027865f" style:font-style-asian="italic" style:font-style-complex="italic"/>
    </style:style>
    <style:style style:name="T29" style:family="text">
      <style:text-properties fo:font-style="italic" officeooo:rsid="002801e9" style:font-style-asian="italic" style:font-style-complex="itali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a5c8f" style:font-weight-asian="bold" style:font-weight-complex="bold"/>
    </style:style>
    <style:style style:name="T32" style:family="text">
      <style:text-properties officeooo:rsid="002801e9"/>
    </style:style>
    <style:style style:name="T33" style:family="text">
      <style:text-properties officeooo:rsid="0031ce6c"/>
    </style:style>
    <style:style style:name="T34" style:family="text">
      <style:text-properties officeooo:rsid="00337452"/>
    </style:style>
    <style:style style:name="T35" style:family="text">
      <style:text-properties officeooo:rsid="00356c4d"/>
    </style:style>
    <style:style style:name="T36" style:family="text">
      <style:text-properties officeooo:rsid="00372a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Èxit del Cercle Virtuós</text:p>
      <text:p text:style-name="P1"/>
      <text:p text:style-name="P1">1.-Les parts interessades han de definir els objectius: definir el mínim que exigeixen les p.i. perque el producte els hi sigui rentable.</text:p>
      <text:p text:style-name="P1">2.-Quins característiques ha de tenir perque es cumpleixin els objectius</text:p>
      <text:p text:style-name="P1"/>
      <text:p text:style-name="P1"/>
      <text:p text:style-name="P1"/>
      <text:p text:style-name="P2">Objectius:</text:p>
      <text:p text:style-name="P21">La feina d’un enginyer de requisits consisteix en: </text:p>
      <text:p text:style-name="P21"><text:tab/>• Identificar les parts interessades crítiques </text:p>
      <text:p text:style-name="P24"><text:tab/>• Descobrir què desitgen: </text:p>
      <text:p text:style-name="P24"><text:tab/><text:tab/>– Benefici (valor) mínim de l’ús del sistema </text:p>
      <text:p text:style-name="P24"><text:tab/><text:tab/>– Preu màxim que estan disposats a pagar </text:p>
      <text:p text:style-name="P21"><text:tab/>• Determinar un conjunt de requisits </text:p>
      <text:p text:style-name="P21"><text:tab/>• Assegurant-se que: </text:p>
      <text:p text:style-name="P21"><text:tab/><text:tab/>– si un sistema satisfà els requisits, llavors </text:p>
      <text:p text:style-name="P21"><text:tab/><text:tab/>– s’assoliran els objectius de les parts interessades</text:p>
      <text:p text:style-name="P3"/>
      <text:p text:style-name="P3"/>
      <text:p text:style-name="P21">Un objectiu d'una part interessada en el projecte és: </text:p>
      <text:p text:style-name="P21"><text:tab/>• un benefici que espera aconseguir mitjançant el l’ús o el funcionament del sistema, i </text:p>
      <text:p text:style-name="P21"><text:tab/>• el preu màxim que està disposada a pagar per això </text:p>
      <text:p text:style-name="P3"/>
      <text:p text:style-name="P21">Una part interessada pot tenir diversos objectius. </text:p>
      <text:p text:style-name="P21">El preu màxim es pot referir a un conjunt de beneficis, no només a un d'ells.</text:p>
      <text:p text:style-name="P3"/>
      <text:p text:style-name="P3"/>
      <text:p text:style-name="P3">Objectius i tipus de projecte </text:p>
      <text:p text:style-name="P3"/>
      <text:p text:style-name="P11">Projectes adreçats a clients :</text:p>
      <text:p text:style-name="P3"><text:span text:style-name="T2"><text:tab/>El sistema ha de satisfer les necessitats d'un (o més) client específic, en el context d'una organització específica. </text:span><text:span text:style-name="T3">(facultat, diari, etc...-&gt; puedes entrevistarte con ellos)</text:span></text:p>
      <text:p text:style-name="P21"/>
      <text:p text:style-name="P11">Projectes adreçats a un mercat :</text:p>
      <text:p text:style-name="P3"><text:span text:style-name="T2"><text:tab/>El sistema ha de satisfer les necessitats d'un segment del mercat. S’ha d’aconseguir que els clients potencials d’aquest mercat comprin o usin el sistema. </text:span><text:span text:style-name="T3">()</text:span></text:p>
      <text:p text:style-name="P3"/>
      <text:p text:style-name="P3"/>
      <text:p text:style-name="P22">Una part interessada ACCEPTARÀ/COMPRARÀ/USARÀ el sistema si amb el seu funcionament: </text:p>
      <text:p text:style-name="P22"><text:tab/>• n’obté un benefici igual ó superior al de l’objectiu </text:p>
      <text:p text:style-name="P22"><text:tab/>• amb un cost igual ó inferior al de l’objectiu.</text:p>
      <text:p text:style-name="P4"/>
      <text:p text:style-name="P4"/>
      <text:p text:style-name="P17">Beneficis del google-calendar:</text:p>
      <text:p text:style-name="P17"><text:tab/>organització simple</text:p>
      <text:p text:style-name="P17"><text:tab/>comoditat de no haver de carregar una agenda</text:p>
      <text:p text:style-name="P5"><text:span text:style-name="T2"><text:tab/>crear un esdeveniment per </text:span><text:span text:style-name="T1">poder-lo compartir</text:span><text:span text:style-name="T2"> amb altres persones</text:span></text:p>
      <text:p text:style-name="P17"><text:tab/></text:p>
      <text:p text:style-name="P5"/>
      <text:p text:style-name="P5"/>
      <text:p text:style-name="P16"><text:soft-page-break/>La part interessada (nosaltres) acceptarà el producte (calendari), si de l'ús del sistema obté un benefici i si el preu del benefici que obté es &gt;= al mínim establert.</text:p>
      <text:p text:style-name="P16">Per això s'han de donar uns requisits a l'enginyer del software. </text:p>
      <text:p text:style-name="P7"><text:span text:style-name="T2"><text:tab/>Objectius = {&lt;Vmin, Pmax&gt;} parella de </text:span><text:span text:style-name="T4">benefici</text:span><text:span text:style-name="T2"> mínim i preu màxim.</text:span></text:p>
      <text:p text:style-name="P7"/>
      <text:p text:style-name="P12">No totes les parts tenen els mateixos beneficis:</text:p>
      <text:p text:style-name="P12"><text:tab/>benefici funcional (de l'ús del sistema)</text:p>
      <text:p text:style-name="P13"><text:tab/><text:span text:style-name="T6">promotor (qui paga el projecte)</text:span></text:p>
      <text:p text:style-name="P13"><text:tab/></text:p>
      <text:p text:style-name="P8"/>
      <text:p text:style-name="P12">En cada projecte ha d'haver-hi un glossari: definició de paraules tècniques del projecte.</text:p>
      <text:p text:style-name="P12"><text:span text:style-name="T5">Promotor</text:span>: qui paga el projecte (en el nostre proj ho som nosaltres → amb el nostre temps)</text:p>
      <text:p text:style-name="P12"/>
      <text:p text:style-name="P12"/>
      <text:p text:style-name="P14">PARTS INTERESSADES:</text:p>
      <text:p text:style-name="P15"><text:tab/>• Persona o organització que té un interès <text:span text:style-name="T7">(positiu o negatiu → la competència, o els la tecnología que serà sustituïda [audioguies en el nostre proj]) </text:span>potencial en el sistema que s’ha de desenvolupar. </text:p>
      <text:p text:style-name="P15"><text:tab/>• Usualment, té els seus propis requisits per al sistema. </text:p>
      <text:p text:style-name="P15"><text:tab/>• Una persona pot representar els interessos de diverses parts interessades.</text:p>
      <text:p text:style-name="P7"/>
      <text:p text:style-name="P7"/>
      <text:p text:style-name="P9">OBJECTIUS S.M.A.R.T. (Specific Measurable Agreed upon Realistic Time bound):</text:p>
      <text:p text:style-name="P16"/>
      <text:p text:style-name="P19">• Specific </text:p>
      <text:p text:style-name="P19"><text:tab/>• Well defined; clear to anyone that knows the project (han d'estar clar per a totes les persones que treballen al projecte).</text:p>
      <text:p text:style-name="P19">• Measurable </text:p>
      <text:p text:style-name="P19"><text:tab/>• Know if the goal is obtainable and how far the completion is <text:span text:style-name="T8">(manera objectiva de saber <text:tab/>quan s'ha l'objectiu s'ha aconsseguit → o en quin grau s'ha aconsseguit)</text:span></text:p>
      <text:p text:style-name="P20"><text:tab/>• Know when it has been achieved <text:span text:style-name="T8">(booleà o quantificable)</text:span></text:p>
      <text:p text:style-name="P19">• Agreed upon </text:p>
      <text:p text:style-name="P19"><text:tab/>• Agreement with all the stakeholders what the goals should be <text:span text:style-name="T8">(quan totes les parts <text:tab/>interessades estàn d'acord en que els objectius s'han d'obtenir)</text:span></text:p>
      <text:p text:style-name="P19">• Realistic </text:p>
      <text:p text:style-name="P19"><text:tab/>• Within the availability of resources and knowledge <text:span text:style-name="T8">(objectius assolibles → NO utòpics)</text:span></text:p>
      <text:p text:style-name="P19">• Time bound </text:p>
      <text:p text:style-name="P19"><text:tab/>• When the goal must be achieved <text:span text:style-name="T8">(acotat temporalment → s'especifica quan s'ha <text:tab/>d'aconsseguir un objectiu)</text:span></text:p>
      <text:p text:style-name="P17"><text:tab/></text:p>
      <text:p text:style-name="P5"/>
      <text:p text:style-name="P10">VALIDACIÓ DELS OBJECTIUS:</text:p>
      <text:p text:style-name="P23">Assegurar-se de que realment els usuaris estaràn satisfets si el sistema els permet assolir els objectius. (→ mètodes àgils: fer productes continuament [quasi setmanalment]).</text:p>
      <text:p text:style-name="P6"/>
      <text:p text:style-name="P25">------------------------------------------------------------------------------------------------------------------------</text:p>
      <text:p text:style-name="P18"/>
      <text:p text:style-name="P18"/>
      <text:p text:style-name="P18"/>
      <text:p text:style-name="P18"/>
      <text:p text:style-name="P18"/>
      <text:p text:style-name="P26"/>
      <text:p text:style-name="P29"><text:soft-page-break/>19-09-2014</text:p>
      <text:p text:style-name="P26"/>
      <text:p text:style-name="P27">[Wikipedia]</text:p>
      <text:p text:style-name="P33"><text:span text:style-name="T9">SMART </text:span><text:span text:style-name="T10">is a </text:span><text:a xlink:type="simple" xlink:href="http://en.wikipedia.org/wiki/Mnemonic"><text:span text:style-name="T14">mnemonic</text:span></text:a><text:span text:style-name="T13"> </text:span><text:a xlink:type="simple" xlink:href="http://en.wikipedia.org/wiki/Acronym"><text:span text:style-name="T14">acronym</text:span></text:a><text:span text:style-name="T10">, giving criteria to guide in the setting of objectives, for example in </text:span><text:a xlink:type="simple" xlink:href="http://en.wikipedia.org/wiki/Project_management"><text:span text:style-name="T14">project management</text:span></text:a><text:span text:style-name="T10">, employee-</text:span><text:a xlink:type="simple" xlink:href="http://en.wikipedia.org/wiki/Performance_management">performance management</text:a><text:span text:style-name="T14"> </text:span><text:span text:style-name="T10">and </text:span><text:a xlink:type="simple" xlink:href="http://en.wikipedia.org/wiki/Personal_development"><text:span text:style-name="T14">personal development</text:span></text:a><text:span text:style-name="T10">. The letters S and M usually mean </text:span><text:span text:style-name="T9">specific </text:span><text:span text:style-name="T10">and </text:span><text:span text:style-name="T9">measurable</text:span><text:span text:style-name="T10">. The other letters have meant different things to different authors, as described below. Additional letters have been added by some authors.</text:span></text:p>
      <text:p text:style-name="P34"><text:span text:style-name="T11">SMART criteria are commonly attributed to Peter Drucker's </text:span><text:a xlink:type="simple" xlink:href="http://en.wikipedia.org/wiki/Management_by_objectives">management by objectives</text:a><text:span text:style-name="T15"> </text:span><text:span text:style-name="T11">concept.</text:span><text:bookmark text:name="cite_ref-1"/><text:a xlink:type="simple" xlink:href="http://en.wikipedia.org/wiki/SMART_criteria#cite_note-1">[1]</text:a><text:span text:style-name="T15"> </text:span><text:span text:style-name="T11">The first-known use of the term occurs in the November 1981 issue of </text:span><text:span text:style-name="T12">Management Review </text:span><text:span text:style-name="T11">by George T. Doran.</text:span><text:bookmark text:name="cite_ref-Doran-1981_2-0"/><text:a xlink:type="simple" xlink:href="http://en.wikipedia.org/wiki/SMART_criteria#cite_note-Doran-1981-2">[2]</text:a><text:span text:style-name="T15"> </text:span><text:span text:style-name="T11">The principal advantage of SMART objectives is that they are easier to understand, to do, and then be reassured that they </text:span><text:span text:style-name="T12">have </text:span><text:span text:style-name="T11">been done.</text:span></text:p>
      <text:p text:style-name="P34"/>
      <text:p text:style-name="P35">LABO: ER_14_15QT_13/1_<text:span text:style-name="T16">GabrielCarrillo</text:span></text:p>
      <text:p text:style-name="P30"/>
      <text:p text:style-name="P30"/>
      <text:p text:style-name="P32">Objectius de l’elaboració de l’estat de l’art </text:p>
      <text:p text:style-name="P31"/>
      <text:p text:style-name="P31">1. Conèixer de quines maneres es realitza actualment l'activitat que es pretén millorar. </text:p>
      <text:p text:style-name="P31">2. Conèixer de quines maneres es realitzen actualment activitats semblants en altres àmbits. </text:p>
      <text:p text:style-name="P31">3. Conèixer les característiques de la tecnologia "nova" a utilitzar. </text:p>
      <text:p text:style-name="P31">4. Saber per què l'aplicació de la tecnologia proposada podria millorar la situació actual. </text:p>
      <text:p text:style-name="P31">5. Conèixer els aspectes econòmics/socials/legals necessaris.</text:p>
      <text:p text:style-name="P26"/>
      <text:p text:style-name="P28">Joan y yo:<text:tab/>Leer «Exemple Estat de l'art (ER2013_14Q2)»</text:p>
      <text:p text:style-name="P28"/>
      <text:p text:style-name="P28"/>
      <text:p text:style-name="P26"/>
      <text:p text:style-name="P50">------------------------------------------------------------------------------------------------------------------------</text:p>
      <text:p text:style-name="P37">23-09-2014</text:p>
      <text:p text:style-name="P26"/>
      <text:p text:style-name="P38">El sistema i el seu context:</text:p>
      <text:p text:style-name="P26"/>
      <text:p text:style-name="P38">Sistema: la part del món que nosaltres podem dissenyar/canviar <text:span text:style-name="T24">(iBeacons)</text:span>.</text:p>
      <text:p text:style-name="P51"><text:span text:style-name="T19">Entorn </text:span><text:span text:style-name="T20">(</text:span><text:span text:style-name="T19">tota la resta</text:span><text:span text:style-name="T20">):</text:span></text:p>
      <text:list xml:id="list4008401816677223360" text:style-name="L2">
        <text:list-item>
          <text:p text:style-name="P52"><text:span text:style-name="T18">Context: part del sistema que és rellevant per definir, comprendre i interpretar-ne els seus requisits </text:span><text:span text:style-name="T21">(sistema actual de visites)</text:span><text:span text:style-name="T18">.</text:span></text:p>
        </text:list-item>
        <text:list-item>
          <text:p text:style-name="P52"><text:span text:style-name="T20">Entorn irrellevant </text:span><text:span text:style-name="T21">(temperatura actual del museu)</text:span></text:p>
        </text:list-item>
      </text:list>
      <text:p text:style-name="P26"/>
      <text:p text:style-name="P39">Fronteres:</text:p>
      <text:list xml:id="list2394183206744435752" text:style-name="L3">
        <text:list-item>
          <text:p text:style-name="P40">Frontera del sistema: <text:span text:style-name="T25">separa el sistema a desenvolupar del context del sistema → </text:span>zona dubtosa que s'ha de definir/limitar <text:span text:style-name="T24">(que es puguin comprar entrades que formin part del sistema o no)</text:span>.</text:p>
        </text:list-item>
        <text:list-item>
          <text:p text:style-name="P41">Frontera del context del sistema: separa les parts rellevants de l'entorn de les irrellevants per al desenvolupament del sistema <text:span text:style-name="T26">(si s'aplicarà la LOPD o no)</text:span>.</text:p>
        </text:list-item>
      </text:list>
      <text:p text:style-name="P42"/>
      <text:p text:style-name="P43">Processos: allò que fan les organitzacions.</text:p>
      <text:p text:style-name="P43"/>
      <text:p text:style-name="P44">Els requisits del sistema estàn influits pel context (documents, processos, models del domini, sistemes ja existents, stakeholders, etc...)</text:p>
      <text:p text:style-name="P45"><text:soft-page-break/>Facetes del context: hi ha 4 parts:</text:p>
      <text:list xml:id="list888654664770882362" text:style-name="L4">
        <text:list-item>
          <text:p text:style-name="P46"><text:span text:style-name="T31">S</text:span><text:span text:style-name="T30">ubjecte</text:span>: quines entitats/atributs/esdeveniments hem de representar a les BD del sistema i que hem d'estudiar (habitació del museu, persona que mira l'obra, …).</text:p>
        </text:list-item>
        <text:list-item>
          <text:p text:style-name="P46"><text:span text:style-name="T30">Ús</text:span>: <text:span text:style-name="T27">quins tipus de personas </text:span><text:span text:style-name="T28">usaràn</text:span><text:span text:style-name="T27"> el sistema (escoles, gent gran, turistes, ...). Processos de negoci que </text:span><text:span text:style-name="T28">usaràn</text:span><text:span text:style-name="T27"> el sistema. (UBER falla aquí)</text:span></text:p>
        </text:list-item>
        <text:list-item>
          <text:p text:style-name="P46"><text:span text:style-name="T30">Desenvolupament</text:span>: <text:span text:style-name="T32">quines eines hem de fer servir per </text:span><text:span text:style-name="T29">desenvolupar</text:span><text:span text:style-name="T32"> el sistema. Tot allò que restringeixi el mode en que </text:span><text:span text:style-name="T29">desenvoluparem</text:span><text:span text:style-name="T32"> el sistema.</text:span></text:p>
        </text:list-item>
        <text:list-item>
          <text:p text:style-name="P46"><text:span text:style-name="T31">T</text:span><text:span text:style-name="T30">ecnología</text:span>: <text:span text:style-name="T27">en quina tecnología es basa el sistema, tots el aspectes tecnològics.</text:span></text:p>
        </text:list-item>
      </text:list>
      <text:p text:style-name="P45"/>
      <text:p text:style-name="P47">UML:</text:p>
      <text:p text:style-name="P47"><text:tab/><text:span text:style-name="T33">R</text:span>ectangle arrodonit: activitats del sistema.</text:p>
      <text:p text:style-name="P47"><text:tab/><text:span text:style-name="T33">Tires verticals/hotitzontals: quí fa les activitats</text:span></text:p>
      <text:p text:style-name="P47"><text:tab/><text:span text:style-name="T34">Cercle ple: inici activitat.</text:span></text:p>
      <text:p text:style-name="P47"><text:tab/><text:span text:style-name="T34">Cercle dins de cercle: fí activitat.</text:span></text:p>
      <text:p text:style-name="P47"><text:tab/><text:span text:style-name="T35">Rectangle ordinari: objecte (la factura).</text:span></text:p>
      <text:p text:style-name="P47"><text:tab/><text:span text:style-name="T36">Unió: fins que no hi són tots, no es continúa amb el procés.</text:span></text:p>
      <text:p text:style-name="P47"><text:tab/><text:span text:style-name="T36">Merge (rombe): es continúa quan entra algún dels processos (el primer que arribi).</text:span></text:p>
      <text:p text:style-name="P47"/>
      <text:p text:style-name="P48">Forca del dimoni: símbol que indica que el diagrama s'especifica en un altre part.</text:p>
      <text:p text:style-name="P48"/>
      <text:p text:style-name="P49">Diagrama del context del sistema (diagrama + entitats externes):</text:p>
      <text:list xml:id="list348370569357944838" text:style-name="L5">
        <text:list-item>
          <text:p text:style-name="P53"><text:span text:style-name="T22">Entitat externa: entitats que envíen o reben dades (persones, organitzacions, altres sistemes, sensors).</text:span></text:p>
        </text:list-item>
        <text:list-item>
          <text:p text:style-name="P54"><text:span text:style-name="T22">A</text:span><text:span text:style-name="T17">ctuador: dispositiu a que <text:s/></text:span><text:span text:style-name="T23">el sistema </text:span><text:span text:style-name="T17">envía una dada per fer alguna cosa.</text:span></text:p>
        </text:list-item>
      </text:list>
      <text:p text:style-name="P55"/>
      <text:p text:style-name="P56"><text:span text:style-name="T17">Objectius de l'estat de l'art:</text:span></text:p>
      <text:list xml:id="list6663377921707373197" text:style-name="L6">
        <text:list-item>
          <text:p text:style-name="P57">conèixer de quines maneres es realitza actualment l'activitat que es pretèn millorar.</text:p>
        </text:list-item>
        <text:list-item>
          <text:p text:style-name="P57">Conèixer de quines maneres es realitzen actualment activitats semblants en altres àmbits.</text:p>
        </text:list-item>
        <text:list-item>
          <text:p text:style-name="P57">Conèixer les característiques de la tecnología nova a utilitzar.</text:p>
        </text:list-item>
        <text:list-item>
          <text:p text:style-name="P57">Saber per què l'aplicació de la tecnología proposada podría millorar la situació actual.</text:p>
        </text:list-item>
        <text:list-item>
          <text:p text:style-name="P57">Conèixer els aspectes econòmics/socials/legals necessaris.</text:p>
        </text:list-item>
      </text:list>
      <text:p text:style-name="P56"/>
      <text:p text:style-name="P56"/>
      <text:p text:style-name="P55"/>
      <text:p text:style-name="P55"><text:span text:style-name="T17"/>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roman"/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determinado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style:contextual-spacing="false" fo:text-indent="0.6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7e_LT_7e_Gliederung_20_1" style:display-name="Título y objetos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y_20_objetos_7e_LT_7e_Gliederung_20_2" style:display-name="Título y objetos~LT~Gliederung 2" style:family="paragraph" style:parent-style-name="Título_20_y_20_objetos_7e_LT_7e_Gliederung_20_1" style:default-outline-level="">
      <style:paragraph-properties fo:margin-top="0cm" fo:margin-bottom="0.4cm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y_20_objetos_7e_LT_7e_Gliederung_20_3" style:display-name="Título y objetos~LT~Gliederung 3" style:family="paragraph" style:parent-style-name="Título_20_y_20_objetos_7e_LT_7e_Gliederung_20_2" style:default-outline-level="">
      <style:paragraph-properties fo:margin-top="0cm" fo:margin-bottom="0.3cm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4" style:display-name="Título y objetos~LT~Gliederung 4" style:family="paragraph" style:parent-style-name="Título_20_y_20_objetos_7e_LT_7e_Gliederung_20_3" style:default-outline-level="">
      <style:paragraph-properties fo:margin-top="0cm" fo:margin-bottom="0.199cm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5" style:display-name="Título y objetos~LT~Gliederung 5" style:family="paragraph" style:parent-style-name="Título_20_y_20_objetos_7e_LT_7e_Gliederung_20_4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6" style:display-name="Título y objetos~LT~Gliederung 6" style:family="paragraph" style:parent-style-name="Título_20_y_20_objetos_7e_LT_7e_Gliederung_20_5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7" style:display-name="Título y objetos~LT~Gliederung 7" style:family="paragraph" style:parent-style-name="Título_20_y_20_objetos_7e_LT_7e_Gliederung_20_6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8" style:display-name="Título y objetos~LT~Gliederung 8" style:family="paragraph" style:parent-style-name="Título_20_y_20_objetos_7e_LT_7e_Gliederung_20_7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9" style:display-name="Título y objetos~LT~Gliederung 9" style:family="paragraph" style:parent-style-name="Título_20_y_20_objetos_7e_LT_7e_Gliederung_20_8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Titel" style:display-name="Título y objetos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y_20_objetos_7e_LT_7e_Untertitel" style:display-name="Título y objetos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y_20_objetos_7e_LT_7e_Notizen" style:display-name="Título y objetos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y_20_objetos_7e_LT_7e_Hintergrundobjekte" style:display-name="Título y objeto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y_20_objetos_7e_LT_7e_Hintergrund" style:display-name="Título y objeto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cm" fo:margin-bottom="0.4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cm" fo:margin-bottom="0.3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cm" fo:margin-bottom="0.199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cm" fo:margin-bottom="0.101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cm" fo:margin-bottom="0.101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cm" fo:margin-bottom="0.101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cm" fo:margin-bottom="0.101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cm" fo:margin-bottom="0.101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cm" fo:margin-bottom="0.4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cm" fo:margin-bottom="0.3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cm" fo:margin-bottom="0.199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cm" fo:margin-bottom="0.101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cm" fo:margin-bottom="0.101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cm" fo:margin-bottom="0.101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cm" fo:margin-bottom="0.101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cm" fo:margin-bottom="0.101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iapositiva_20_de_20_título_7e_LT_7e_Gliederung_20_1" style:display-name="Diapositiva de título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a_20_de_20_título_7e_LT_7e_Gliederung_20_2" style:display-name="Diapositiva de título~LT~Gliederung 2" style:family="paragraph" style:parent-style-name="Diapositiva_20_de_20_título_7e_LT_7e_Gliederung_20_1" style:default-outline-level="">
      <style:paragraph-properties fo:margin-top="0cm" fo:margin-bottom="0.4cm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iapositiva_20_de_20_título_7e_LT_7e_Gliederung_20_3" style:display-name="Diapositiva de título~LT~Gliederung 3" style:family="paragraph" style:parent-style-name="Diapositiva_20_de_20_título_7e_LT_7e_Gliederung_20_2" style:default-outline-level="">
      <style:paragraph-properties fo:margin-top="0cm" fo:margin-bottom="0.3cm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4" style:display-name="Diapositiva de título~LT~Gliederung 4" style:family="paragraph" style:parent-style-name="Diapositiva_20_de_20_título_7e_LT_7e_Gliederung_20_3" style:default-outline-level="">
      <style:paragraph-properties fo:margin-top="0cm" fo:margin-bottom="0.199cm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5" style:display-name="Diapositiva de título~LT~Gliederung 5" style:family="paragraph" style:parent-style-name="Diapositiva_20_de_20_título_7e_LT_7e_Gliederung_20_4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6" style:display-name="Diapositiva de título~LT~Gliederung 6" style:family="paragraph" style:parent-style-name="Diapositiva_20_de_20_título_7e_LT_7e_Gliederung_20_5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7" style:display-name="Diapositiva de título~LT~Gliederung 7" style:family="paragraph" style:parent-style-name="Diapositiva_20_de_20_título_7e_LT_7e_Gliederung_20_6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8" style:display-name="Diapositiva de título~LT~Gliederung 8" style:family="paragraph" style:parent-style-name="Diapositiva_20_de_20_título_7e_LT_7e_Gliederung_20_7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9" style:display-name="Diapositiva de título~LT~Gliederung 9" style:family="paragraph" style:parent-style-name="Diapositiva_20_de_20_título_7e_LT_7e_Gliederung_20_8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Titel" style:display-name="Diapositiva de título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a_20_de_20_título_7e_LT_7e_Untertitel" style:display-name="Diapositiva de títul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a_20_de_20_título_7e_LT_7e_Notizen" style:display-name="Diapositiva de títul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a_20_de_20_título_7e_LT_7e_Hintergrundobjekte" style:display-name="Diapositiva de títul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iapositiva_20_de_20_título_7e_LT_7e_Hintergrund" style:display-name="Diapositiva de títul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ólo_20_el_20_título_7e_LT_7e_Gliederung_20_1" style:display-name="Sólo el título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ólo_20_el_20_título_7e_LT_7e_Gliederung_20_2" style:display-name="Sólo el título~LT~Gliederung 2" style:family="paragraph" style:parent-style-name="Sólo_20_el_20_título_7e_LT_7e_Gliederung_20_1" style:default-outline-level="">
      <style:paragraph-properties fo:margin-top="0cm" fo:margin-bottom="0.4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ólo_20_el_20_título_7e_LT_7e_Gliederung_20_3" style:display-name="Sólo el título~LT~Gliederung 3" style:family="paragraph" style:parent-style-name="Sólo_20_el_20_título_7e_LT_7e_Gliederung_20_2" style:default-outline-level="">
      <style:paragraph-properties fo:margin-top="0cm" fo:margin-bottom="0.3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ólo_20_el_20_título_7e_LT_7e_Gliederung_20_4" style:display-name="Sólo el título~LT~Gliederung 4" style:family="paragraph" style:parent-style-name="Sólo_20_el_20_título_7e_LT_7e_Gliederung_20_3" style:default-outline-level="">
      <style:paragraph-properties fo:margin-top="0cm" fo:margin-bottom="0.199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ólo_20_el_20_título_7e_LT_7e_Gliederung_20_5" style:display-name="Sólo el título~LT~Gliederung 5" style:family="paragraph" style:parent-style-name="Sólo_20_el_20_título_7e_LT_7e_Gliederung_20_4" style:default-outline-level="">
      <style:paragraph-properties fo:margin-top="0cm" fo:margin-bottom="0.101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ólo_20_el_20_título_7e_LT_7e_Gliederung_20_6" style:display-name="Sólo el título~LT~Gliederung 6" style:family="paragraph" style:parent-style-name="Sólo_20_el_20_título_7e_LT_7e_Gliederung_20_5" style:default-outline-level="">
      <style:paragraph-properties fo:margin-top="0cm" fo:margin-bottom="0.101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ólo_20_el_20_título_7e_LT_7e_Gliederung_20_7" style:display-name="Sólo el título~LT~Gliederung 7" style:family="paragraph" style:parent-style-name="Sólo_20_el_20_título_7e_LT_7e_Gliederung_20_6" style:default-outline-level="">
      <style:paragraph-properties fo:margin-top="0cm" fo:margin-bottom="0.101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ólo_20_el_20_título_7e_LT_7e_Gliederung_20_8" style:display-name="Sólo el título~LT~Gliederung 8" style:family="paragraph" style:parent-style-name="Sólo_20_el_20_título_7e_LT_7e_Gliederung_20_7" style:default-outline-level="">
      <style:paragraph-properties fo:margin-top="0cm" fo:margin-bottom="0.101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ólo_20_el_20_título_7e_LT_7e_Gliederung_20_9" style:display-name="Sólo el título~LT~Gliederung 9" style:family="paragraph" style:parent-style-name="Sólo_20_el_20_título_7e_LT_7e_Gliederung_20_8" style:default-outline-level="">
      <style:paragraph-properties fo:margin-top="0cm" fo:margin-bottom="0.101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ólo_20_el_20_título_7e_LT_7e_Titel" style:display-name="Sólo el título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ólo_20_el_20_título_7e_LT_7e_Untertitel" style:display-name="Sólo el títul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ólo_20_el_20_título_7e_LT_7e_Notizen" style:display-name="Sólo el títul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ólo_20_el_20_título_7e_LT_7e_Hintergrundobjekte" style:display-name="Sólo el títul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ólo_20_el_20_título_7e_LT_7e_Hintergrund" style:display-name="Sólo el títul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1__5f_Title_20_and_20_Content_7e_LT_7e_Gliederung_20_1" style:display-name="1_Title and Content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le_20_and_20_Content_7e_LT_7e_Gliederung_20_2" style:display-name="1_Title and Content~LT~Gliederung 2" style:family="paragraph" style:parent-style-name="_31__5f_Title_20_and_20_Content_7e_LT_7e_Gliederung_20_1" style:default-outline-level="">
      <style:paragraph-properties fo:margin-top="0cm" fo:margin-bottom="0.4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1__5f_Title_20_and_20_Content_7e_LT_7e_Gliederung_20_3" style:display-name="1_Title and Content~LT~Gliederung 3" style:family="paragraph" style:parent-style-name="_31__5f_Title_20_and_20_Content_7e_LT_7e_Gliederung_20_2" style:default-outline-level="">
      <style:paragraph-properties fo:margin-top="0cm" fo:margin-bottom="0.3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4" style:display-name="1_Title and Content~LT~Gliederung 4" style:family="paragraph" style:parent-style-name="_31__5f_Title_20_and_20_Content_7e_LT_7e_Gliederung_20_3" style:default-outline-level="">
      <style:paragraph-properties fo:margin-top="0cm" fo:margin-bottom="0.199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5" style:display-name="1_Title and Content~LT~Gliederung 5" style:family="paragraph" style:parent-style-name="_31__5f_Title_20_and_20_Content_7e_LT_7e_Gliederung_20_4" style:default-outline-level="">
      <style:paragraph-properties fo:margin-top="0cm" fo:margin-bottom="0.101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6" style:display-name="1_Title and Content~LT~Gliederung 6" style:family="paragraph" style:parent-style-name="_31__5f_Title_20_and_20_Content_7e_LT_7e_Gliederung_20_5" style:default-outline-level="">
      <style:paragraph-properties fo:margin-top="0cm" fo:margin-bottom="0.101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7" style:display-name="1_Title and Content~LT~Gliederung 7" style:family="paragraph" style:parent-style-name="_31__5f_Title_20_and_20_Content_7e_LT_7e_Gliederung_20_6" style:default-outline-level="">
      <style:paragraph-properties fo:margin-top="0cm" fo:margin-bottom="0.101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8" style:display-name="1_Title and Content~LT~Gliederung 8" style:family="paragraph" style:parent-style-name="_31__5f_Title_20_and_20_Content_7e_LT_7e_Gliederung_20_7" style:default-outline-level="">
      <style:paragraph-properties fo:margin-top="0cm" fo:margin-bottom="0.101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Gliederung_20_9" style:display-name="1_Title and Content~LT~Gliederung 9" style:family="paragraph" style:parent-style-name="_31__5f_Title_20_and_20_Content_7e_LT_7e_Gliederung_20_8" style:default-outline-level="">
      <style:paragraph-properties fo:margin-top="0cm" fo:margin-bottom="0.101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and_20_Content_7e_LT_7e_Titel" style:display-name="1_Title and Conten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le_20_and_20_Content_7e_LT_7e_Untertitel" style:display-name="1_Title and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le_20_and_20_Content_7e_LT_7e_Notizen" style:display-name="1_Title and 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le_20_and_20_Content_7e_LT_7e_Hintergrundobjekte" style:display-name="1_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1__5f_Title_20_and_20_Content_7e_LT_7e_Hintergrund" style:display-name="1_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cm" fo:margin-bottom="0.4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cm" fo:margin-bottom="0.3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cm" fo:margin-bottom="0.199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cm" fo:margin-bottom="0.101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cm" fo:margin-bottom="0.101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cm" fo:margin-bottom="0.101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cm" fo:margin-bottom="0.101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cm" fo:margin-bottom="0.101cm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determinado_20_1_7e_LT_7e_Gliederung_20_1" style:display-name="Predeterminado 1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20_1_7e_LT_7e_Gliederung_20_2" style:display-name="Predeterminado 1~LT~Gliederung 2" style:family="paragraph" style:parent-style-name="Predeterminado_20_1_7e_LT_7e_Gliederung_20_1" style:default-outline-level="">
      <style:paragraph-properties fo:margin-top="0cm" fo:margin-bottom="0.4cm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20_1_7e_LT_7e_Gliederung_20_3" style:display-name="Predeterminado 1~LT~Gliederung 3" style:family="paragraph" style:parent-style-name="Predeterminado_20_1_7e_LT_7e_Gliederung_20_2" style:default-outline-level="">
      <style:paragraph-properties fo:margin-top="0cm" fo:margin-bottom="0.3cm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4" style:display-name="Predeterminado 1~LT~Gliederung 4" style:family="paragraph" style:parent-style-name="Predeterminado_20_1_7e_LT_7e_Gliederung_20_3" style:default-outline-level="">
      <style:paragraph-properties fo:margin-top="0cm" fo:margin-bottom="0.199cm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5" style:display-name="Predeterminado 1~LT~Gliederung 5" style:family="paragraph" style:parent-style-name="Predeterminado_20_1_7e_LT_7e_Gliederung_20_4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6" style:display-name="Predeterminado 1~LT~Gliederung 6" style:family="paragraph" style:parent-style-name="Predeterminado_20_1_7e_LT_7e_Gliederung_20_5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7" style:display-name="Predeterminado 1~LT~Gliederung 7" style:family="paragraph" style:parent-style-name="Predeterminado_20_1_7e_LT_7e_Gliederung_20_6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8" style:display-name="Predeterminado 1~LT~Gliederung 8" style:family="paragraph" style:parent-style-name="Predeterminado_20_1_7e_LT_7e_Gliederung_20_7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Gliederung_20_9" style:display-name="Predeterminado 1~LT~Gliederung 9" style:family="paragraph" style:parent-style-name="Predeterminado_20_1_7e_LT_7e_Gliederung_20_8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20_1_7e_LT_7e_Titel" style:display-name="Predeterminado 1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20_1_7e_LT_7e_Untertitel" style:display-name="Predeterminado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20_1_7e_LT_7e_Notizen" style:display-name="Predeterminado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20_1_7e_LT_7e_Hintergrundobjekte" style:display-name="Predeterminado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determinado_20_1_7e_LT_7e_Hintergrund" style:display-name="Predeterminado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4:09:10.499530840</meta:creation-date>
    <meta:generator>LibreOffice/4.2.6.3$Linux_x86 LibreOffice_project/420m0$Build-3</meta:generator>
    <dc:date>2014-09-23T15:08:44.295162360</dc:date>
    <meta:editing-duration>PT2H29M57S</meta:editing-duration>
    <meta:editing-cycles>52</meta:editing-cycles>
    <meta:document-statistic meta:table-count="0" meta:image-count="0" meta:object-count="0" meta:page-count="4" meta:paragraph-count="107" meta:word-count="1163" meta:character-count="7756" meta:non-whitespace-character-count="6633"/>
  </office:meta>
</office:document-meta>
</file>